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cc747" officeooo:paragraph-rsid="000cc74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cc747" officeooo:paragraph-rsid="000cc74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3pt" officeooo:rsid="000cc747" officeooo:paragraph-rsid="000cc747" style:font-size-asian="13pt" style:font-size-complex="13pt"/>
    </style:style>
    <style:style style:name="P4" style:family="paragraph" style:parent-style-name="Standard">
      <style:text-properties fo:font-size="13pt" officeooo:rsid="000cc747" officeooo:paragraph-rsid="000cc747" style:font-size-asian="13pt" style:font-size-complex="13pt"/>
    </style:style>
    <style:style style:name="P5" style:family="paragraph" style:parent-style-name="Standard">
      <style:text-properties fo:font-size="13pt" officeooo:rsid="000e7aae" officeooo:paragraph-rsid="000e7aae" style:font-size-asian="13pt" style:font-size-complex="13pt"/>
    </style:style>
    <style:style style:name="P6" style:family="paragraph" style:parent-style-name="Standard">
      <style:text-properties fo:font-size="13pt" officeooo:rsid="000e7aae" officeooo:paragraph-rsid="0010349b" style:font-size-asian="13pt" style:font-size-complex="13pt"/>
    </style:style>
    <style:style style:name="P7" style:family="paragraph" style:parent-style-name="Standard">
      <style:text-properties fo:font-size="13pt" officeooo:rsid="0010349b" officeooo:paragraph-rsid="0010349b" style:font-size-asian="13pt" style:font-size-complex="13pt"/>
    </style:style>
    <style:style style:name="P8" style:family="paragraph" style:parent-style-name="Standard">
      <style:text-properties fo:font-size="13pt" officeooo:rsid="001206e1" officeooo:paragraph-rsid="001206e1" style:font-size-asian="13pt" style:font-size-complex="13pt"/>
    </style:style>
    <style:style style:name="P9" style:family="paragraph" style:parent-style-name="Standard">
      <style:text-properties fo:font-size="13pt" fo:font-weight="bold" officeooo:rsid="0010349b" officeooo:paragraph-rsid="0010349b" style:font-size-asian="13pt" style:font-weight-asian="bold" style:font-size-complex="13pt" style:font-weight-complex="bold"/>
    </style:style>
    <style:style style:name="T1" style:family="text">
      <style:text-properties officeooo:rsid="0010349b"/>
    </style:style>
    <style:style style:name="T2" style:family="text">
      <style:text-properties officeooo:rsid="001206e1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litica estera di Giolitti</text:p>
      <text:p text:style-name="P2"/>
      <text:p text:style-name="P1"/>
      <text:p text:style-name="P3">Il primo tentativo di conquistare le colonie in Africa è avvenuto alla fine del 1800.</text:p>
      <text:p text:style-name="P3">All'inizio lo fa senza una campagna militare, ma solamente acquistando territori in Somalia e in Eritrea.</text:p>
      <text:p text:style-name="P4"/>
      <text:p text:style-name="P4">L'imperatore Menelick nel 1887 sconfisse gli italiani.</text:p>
      <text:p text:style-name="P4">Nel 1889 venne stipulato il trattato di uccialì che stabiliva dei rapporti di carattere commerciale.</text:p>
      <text:p text:style-name="P4"/>
      <text:p text:style-name="P4">Gli etiopi però si accorserò che la traduzione italiana era diversa dall'originale.</text:p>
      <text:p text:style-name="P4"/>
      <text:p text:style-name="P4"><text:span text:style-name="T3">Nel 1895 scoppia la guerra</text:span> perchè gli italiani non vollero rinunciare all'Etiopia.</text:p>
      <text:p text:style-name="P5">Essi però perdono la guerra ad Adua e gli italiani mantengono solo i pochi possedimenti in Eritrea.</text:p>
      <text:p text:style-name="P5"/>
      <text:p text:style-name="P6">La maggioranza degli italiani era favorevole alla colonizzazione, <text:span text:style-name="T1">però:</text:span></text:p>
      <text:p text:style-name="P5">Giolitti, anche se lui stesso non era tanto convinto di fare una nuova campagna militare, perchè gli sembrava inutile, dovette dare ascolto a tutto il resto del popolo. </text:p>
      <text:p text:style-name="P7">Tutti i socialisti erano contrari alla campagna perchè avrebbe favorito solo gli imprenditori e non i lavoratori.</text:p>
      <text:p text:style-name="P5">Nel 1911 l'Italia dichiara guerra all'impero ottomano e vinse, conquistando parte della Libia.</text:p>
      <text:p text:style-name="P5"/>
      <text:p text:style-name="P7">Giolitti, dopo la conquista, non potè più contare sull'appoggio dei socialisti.</text:p>
      <text:p text:style-name="P7">Per cercare di rimediare, Giolitti fece una legge elettorale nel 1912: il suffragio universale maschile (potevano votare i maggiorenni che erano in grado di leggere e scrivere e dai 30 anni in poi, tutti).</text:p>
      <text:p text:style-name="P7"/>
      <text:p text:style-name="P9">Nel 1913 ci furono le nuove elezioni. </text:p>
      <text:p text:style-name="P9"/>
      <text:p text:style-name="P7">Giolitti si presentò come leader dei liberali.</text:p>
      <text:p text:style-name="P7">Per assicurarsi più voti, prende accordi con il mondo cattolico e fece il patto Gentiloni (1913) Gentiloni era il rappresentante ufficiale del mondo cattolico, il patto stabiliva che i cattolici si impegnavano a votare, <text:span text:style-name="T2">in cambio di una rassicurazione politica (niente leggi contro la chiesa). Da questo momeno in poi finisce il Non-expedit e i cattolici tornano a far parte della vita politica.</text:span> <text:s/></text:p>
      <text:p text:style-name="P7"/>
      <text:p text:style-name="P8">Nel 1919 nasce il partito popolare (partito dei cattolic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4S</meta:editing-duration>
    <meta:editing-cycles>3</meta:editing-cycles>
    <meta:generator>LibreOffice/5.2.1.2$Windows_x86 LibreOffice_project/31dd62db80d4e60af04904455ec9c9219178d620</meta:generator>
    <dc:date>2017-09-21T11:01:41.163000000</dc:date>
    <meta:document-statistic meta:table-count="0" meta:image-count="0" meta:object-count="0" meta:page-count="1" meta:paragraph-count="18" meta:word-count="296" meta:character-count="1906" meta:non-whitespace-character-count="1624"/>
    <meta:user-defined meta:name="Info 1"/>
    <meta:user-defined meta:name="Info 2"/>
    <meta:user-defined meta:name="Info 3"/>
    <meta:user-defined meta:name="Info 4"/>
  </office:meta>
</office:document-meta>
</file>